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justify" style:justify-single-word="false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3" style:family="paragraph" style:parent-style-name="Standard_20__28_user_29_">
      <style:text-properties style:font-name="Times New Roman" style:language-asian="fr" style:country-asian="FR" style:font-name-complex="Times New Roman1" style:font-size-complex="11pt"/>
    </style:style>
    <style:style style:name="P4" style:family="paragraph" style:parent-style-name="Standard_20__28_user_29_" style:master-page-name="Standard">
      <style:paragraph-properties style:page-number="auto"/>
      <style:text-properties fo:color="#000000" style:font-name="Times New Roman" fo:language="en" fo:country="GB" style:font-name-complex="Times New Roman1" style:font-size-complex="11pt"/>
    </style:style>
    <style:style style:name="P5" style:family="paragraph" style:parent-style-name="Standard">
      <style:text-properties style:font-name="Times New Roman" fo:language="en" fo:country="GB" style:language-asian="fr" style:country-asian="FR" style:font-name-complex="Times New Roman1" style:font-size-complex="11pt"/>
    </style:style>
    <style:style style:name="P6" style:family="paragraph" style:parent-style-name="Standard">
      <style:text-properties style:font-name="Times New Roman" style:language-asian="fr" style:country-asian="FR" style:font-name-complex="Times New Roman1" style:font-size-complex="11pt"/>
    </style:style>
    <style:style style:name="P7" style:family="paragraph" style:parent-style-name="Standard">
      <style:paragraph-properties loext:contextual-spacing="false" fo:margin-top="0cm" fo:margin-bottom="0cm" fo:text-align="justify" style:justify-single-word="false"/>
      <style:text-properties style:font-name="Times New Roman" fo:font-size="12pt" style:font-size-asian="12pt" style:font-name-complex="Times New Roman1"/>
    </style:style>
    <style:style style:name="P8" style:family="paragraph" style:parent-style-name="Text_20_body">
      <style:paragraph-properties fo:text-align="start" style:justify-single-word="false"/>
    </style:style>
    <style:style style:name="T1" style:family="text">
      <style:text-properties style:font-name="Times New Roman" style:language-asian="fr" style:country-asian="FR" style:font-name-complex="Times New Roman1" style:font-size-complex="11pt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 style:font-size-complex="11pt"/>
    </style:style>
    <style:style style:name="T3" style:family="text">
      <style:text-properties style:font-name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Copyeditor : Mathilde Nicolas. </text:p>
      <text:p text:style-name="P5">Creator: Renaudot, Théophraste (1586-1653). </text:p>
      <text:p text:style-name="P6">Title: Recueil des gazettes nouvelles, ordinaires et extraordinaires. Relations et récits des choses avenues tant en ce royaume qu'ailleurs, pendant l'année mil six cent soixante-quatre.</text:p>
      <text:p text:style-name="P6">Date : 1664/02/16. </text:p>
      <text:p text:style-name="Standard"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6"/>
      <text:p text:style-name="Text_20_body"/>
      <text:p text:style-name="Text_20_body"><text:span text:style-name="_3c_pb_3e_">166</text:span></text:p>
      <text:p text:style-name="P8">Le <text:span text:style-name="_3c_date_3e_">9 du Courant</text:span>, le <text:span text:style-name="_3c_persName_3e_">Maréchal du Plessis</text:span> partit d’ici, pour<text:line-break/>aller commander l'<text:span text:style-name="_3c_persName_3e_">Armée du Roy</text:span>, en <text:span text:style-name="_3c_placeName_3e_">Italie</text:span> : le <text:span text:style-name="_3c_persName_3e_">Marquis de<text:line-break/>Fourilles</text:span> y estant, aussi, allé pour en estre Lieutenant<text:line-break/>Général.</text:p>
      <text:p text:style-name="P8">Le <text:span text:style-name="_3c_date_3e_">12</text:span>, un Courier apporta la nouvelle de la mort de l'<text:span text:style-name="_3c_persName_3e_">Ar-<text:line-break/>chiduc Charles Joseph</text:span>, Frére de l'Empéreur: &amp; le <text:span text:style-name="_3c_date_3e_">13</text:span>, le<text:line-break/><text:span text:style-name="_3c_persName_3e_">Comte Strozzi</text:span> Envoyé de <text:span text:style-name="_3c_persName_3e_">Sa Majesté Impériale</text:span>, prit son<text:line-break/>Audiance de Congé du <text:span text:style-name="_3c_persName_3e_">Roy</text:span>, ainsi que le lendemain, des<text:line-break/><text:span text:style-name="_3c_persName_3e_">Reynes</text:span> : ayant esté conduit vers <text:span text:style-name="_3c_persName_3e_">Leurs Majestez</text:span>, par le<text:span text:style-name="_3c_persName_3e_"> Sieur<text:line-break/>de Bonneüil</text:span>, Introducteur des Ambassadeurs, avec les céré-</text:p>
      <text:p text:style-name="P8">monies ordinaires.</text:p>
      <text:p text:style-name="P8"/>
      <text:p text:style-name="P8"><text:span text:style-name="_3c_date_3e_">Le mesme jour 13</text:span>, le <text:span text:style-name="_3c_persName_3e_">Roy</text:span> dança pour la premiére fois, le<text:line-break/><text:span text:style-name="_3c_tech_3e_">Balet des Amans déguisez</text:span>, dans le <text:span text:style-name="_3c_placeName_3e_">Palais Royal</text:span> : où estoit la<text:line-break/><text:span text:style-name="_3c_persName_3e_">Reyne Mére</text:span>, <text:span text:style-name="_3c_persName_3e_">Madame</text:span>, <text:span text:style-name="_3c_persName_3e_">le Prince</text:span>, &amp; <text:span text:style-name="_3c_persName_3e_">la Princesse de Condé</text:span>,<text:line-break/><text:span text:style-name="_3c_persName_3e_">la Duchesse d’Engüyen</text:span>, &amp; grand nombre d'autres Sei-<text:line-break/>gneurs, &amp; Dames de la Cour. L'ouverture du <text:span text:style-name="_3c_tech_3e_">Théâtre</text:span> se<text:line-break/>fait par une agréable contestation entre <text:span text:style-name="_3c_name_3e_">Pallas</text:span>, &amp; <text:span text:style-name="_3c_name_3e_">Vénus</text:span>, la<text:line-break/>premiére accompagnée des <text:span text:style-name="_3c_name_3e_">Vertus &amp; des Arts</text:span>, &amp; l'autre des<text:line-break/><text:span text:style-name="_3c_name_3e_">Graces &amp; des Plaisirs</text:span> : &amp; <text:span text:style-name="_3c_name_3e_">Mercure</text:span> qui les veut accorder leur<text:line-break/>ayant proposé le <text:span text:style-name="_3c_persName_3e_">Roy</text:span> pour Arbitre, elles le reçoivent avec<text:line-break/>de grandes marques de joye. Toutesfois, <text:span text:style-name="_3c_name_3e_">Vénus</text:span> se défiant<text:line-break/>de la bonté de sa Cause, à recours à l'artifice, &amp; envoye ce<text:line-break/>Messager des Dieux, ramasser tous les Amours capables de<text:line-break/>ranger la Victoire de son costé: mais afin qu'il les püisse con-<text:line-break/>noistre sous toutes les sortes de déguisemens dont ils sont ca-<text:line-break/>pables, elle les lui fait voir dans les 14 Entrées qui compo-<text:line-break/>sent ce <text:span text:style-name="_3c_tech_3e_">Balet</text:span>. La premiére est <text:span text:style-name="_3c_name_3e_">de huit Amours</text:span> travestis<text:line-break/>en <text:span text:style-name="_3c_tech_3e_">Forgerons</text:span>, sortans de la <text:span text:style-name="_3c_tech_3e_">Grote de Vulcan</text:span>, qui fait, aussi,<text:line-break/>la premiére décoration du Théatre; &amp; se change en<text:line-break/>une Mer, sur laquelle paroist un Combat, d'où <text:span text:style-name="_3c_name_3e_">Marc-<text:line-break/>Antoine</text:span> sort, abandonnant la Victoire pour süivre <text:span text:style-name="_3c_name_3e_">Cléo-<text:line-break/></text:span><text:soft-page-break/><text:span text:style-name="_3c_name_3e_">patre</text:span>. La deuxiéme se fait par le <text:span text:style-name="_3c_name_3e_">Gouverneur d'Egypte</text:span>,<text:line-break/>représenté par le <text:span text:style-name="_3c_persName_3e_">Duc de Saint Agnan</text:span>, avec toute la Jeu-</text:p>
      <text:p text:style-name="P8"/>
      <text:p text:style-name="P8"/>
      <text:p text:style-name="P8"><text:span text:style-name="_3c_pb_3e_">167</text:span></text:p>
      <text:p text:style-name="P8">nesse de son Gouvernement : &amp; <text:span text:style-name="_3c_name_3e_">Marc- Antoine</text:span> &amp; <text:span text:style-name="_3c_name_3e_">Cléopa-<text:line-break/></text:span><text:span text:style-name="_3c_name_3e_"><text:span text:style-name="T3">tre</text:span></text:span> la terminent par un Dialogue. La 3e est d'<text:span text:style-name="_3c_name_3e_"><text:span text:style-name="T3">Amours </text:span></text:span>dégui-<text:line-break/>sez en <text:span text:style-name="_3c_tech_3e_"><text:span text:style-name="T3">Rameurs</text:span></text:span>, qui dancent de joye, d'avoir pû triompher<text:line-break/>de ce fameux Guerrier : &amp; un délicieux <text:span text:style-name="_3c_tech_3e_">Concert d'Instru-<text:line-break/>mens</text:span> en fait la conclusion. La 4e, où paroissent les <text:span text:style-name="_3c_tech_3e_">Jardins<text:line-break/>de Cérés</text:span>, est encor d'une <text:span text:style-name="_3c_name_3e_">Troupe d'Amours</text:span>, qui pour mettre<text:line-break/><text:span text:style-name="_3c_name_3e_">Proserpine</text:span> en la püissance de <text:span text:style-name="_3c_name_3e_">Pluton</text:span>, &amp; venir plus facilement<text:line-break/>à bout de leur entreprise, ont emprunté le visage &amp; les ha-<text:line-break/>bits de <text:span text:style-name="_3c_name_3e_">ses Compagnes</text:span>, désignées par la <text:span text:style-name="_3c_persName_3e_">Comtesse de Sois-<text:line-break/>sons</text:span>, &amp; <text:span text:style-name="_3c_persName_3e_">sept autres Dames de la Cour</text:span>: &amp; la <text:span text:style-name="_3c_name_3e_">Déesse</text:span> estant</text:p>
      <text:p text:style-name="P8">représentée par la <text:span text:style-name="_3c_persName_3e_">Reyne</text:span>, y parest avec des Charmes seuls ca-<text:line-break/>pables de faire la peinture d'une Divinité. La 5e est <text:span text:style-name="_3c_name_3e_">d'Amours<text:line-break/></text:span>travestis en <text:span text:style-name="_3c_tech_3e_">Jardiniers</text:span> : entre lesquels sont le <text:span text:style-name="_3c_persName_3e_">Duc d’Enguyen</text:span>,<text:line-break/>le <text:span text:style-name="_3c_persName_3e_">Duc de Sully</text:span>, &amp; les <text:span text:style-name="_3c_persName_3e_">Marquis de Villequier</text:span>, &amp; <text:span text:style-name="_3c_persName_3e_">de Villeroy</text:span>.</text:p>
      <text:p text:style-name="P8">La 6, est de <text:span text:style-name="_3c_name_3e_">Pluton</text:span>, représenté par le <text:span text:style-name="_3c_persName_3e_">Comte d’Armagnac</text:span>,<text:line-break/>accompagné de <text:span text:style-name="_3c_name_3e_">ses Démons</text:span>, déguisez, aussi, en Amours : qui<text:line-break/>sont le <text:span text:style-name="_3c_persName_3e_">Comte du Lude</text:span>, &amp; les <text:span text:style-name="_3c_persName_3e_">Marquis de Saucourt</text:span>, &amp; <text:span text:style-name="_3c_persName_3e_">de<text:line-break/>Genlis</text:span>. La 7, où le <text:span text:style-name="_3c_tech_3e_">Palais enchanté d'Armide</text:span>, sert de déco-<text:line-break/>ration, est <text:span text:style-name="_3c_name_3e_">d'autres Amours </text:span>cachez sous <text:span text:style-name="_3c_tech_3e_">l'habit de Bergers</text:span>,<text:line-break/>qui essayent de retenir <text:span text:style-name="_3c_name_3e_">Regnaut</text:span> aupres de la Beauté dont il<text:line-break/>est passionné, mais inutilement, ce Guerrier n'écoutant que<text:line-break/>la voix de la Gloire, &amp; celle des Chevaliers qui l'ont dégagé<text:line-break/>de sa prison : &amp; cette Entrée est celle du <text:span text:style-name="_3c_persName_3e_">Roy</text:span>, dans toutes les<text:line-break/>actions duquel cette Gloire éclate si pleinement, qu'il est là,<text:line-break/>aussi aisément reconnu, que dans ses occupations les plus<text:line-break/>augustes. La 8, est d'<text:span text:style-name="_3c_name_3e_">Amours vestus</text:span> comme les <text:span text:style-name="_3c_tech_3e_">Nymphes<text:line-break/>de Flore</text:span> : laquelle se termine par un beau Récit Italien.</text:p>
      <text:p text:style-name="P8">La 9, est d'une <text:span text:style-name="_3c_name_3e_">Bande de petits Amours</text:span>, sortans précipitam-<text:line-break/>ment, du <text:span text:style-name="_3c_tech_3e_">Palais</text:span> qui a esté détrüit : &amp; qui sont süvis dans la 10,<text:line-break/>des <text:span text:style-name="_3c_name_3e_">Sauvages de la Colchide</text:span>, ravis de la beauté d'une <text:span text:style-name="_3c_tech_3e_">Machi-<text:line-break/>ne</text:span> qui descend le long de leur Fleuve. C'est une <text:span text:style-name="_3c_tech_3e_">Conque ma-<text:line-break/>rine</text:span>, sur laquelle pour la 11 Entrée, paroist une <text:span text:style-name="_3c_name_3e_">Amante de Ja-</text:span></text:p>
      <text:p text:style-name="P8"><text:span text:style-name="_3c_name_3e_">son</text:span>, qui a quité sa Couronne pour le chercher : &amp; cette Prin-<text:line-break/>cesse est accompagnée d'<text:span text:style-name="_3c_name_3e_">Amours déguisez</text:span> en <text:span text:style-name="_3c_tech_3e_">Nymphes</text:span>, &amp;<text:line-break/><text:span text:style-name="_3c_name_3e_">Dieux Marins</text:span>, entre lesquels est <text:span text:style-name="_3c_persName_3e_">Monsieur</text:span>, dont la grace dé-<text:line-break/>couvre assez aux Spectateurs, le rang qu'il occupe parmi eux.</text:p>
      <text:p text:style-name="P8"><text:soft-page-break/>La 12 Entrée, où se void l'embrasement de Troye, est de Guer-</text:p>
      <text:p text:style-name="P8"/>
      <text:p text:style-name="P8"><text:span text:style-name="_3c_pb_3e_">168</text:span></text:p>
      <text:p text:style-name="P8">riers qui sont pareillement, des <text:span text:style-name="_3c_name_3e_">Amours </text:span>travestis, tenans des<text:line-break/><text:span text:style-name="_3c_tech_3e_">Flambeaux</text:span>, pour montrer qu'ils sont les autheurs de cet In-<text:line-break/>cendie: &amp; il s'y fait un Combat des Grecs, &amp; des Troyens, où<text:line-break/>se trouve <text:span text:style-name="_3c_name_3e_">Agamemnon</text:span> représenté par le <text:span text:style-name="_3c_persName_3e_">Duc de Guyse</text:span>, &amp; à<text:line-break/>la fin duquel, <text:span text:style-name="_3c_name_3e_">Junon</text:span> vient témoigner, par un Récit, la joye<text:line-break/>qu'elle a de se voir vangée. La 13 &amp; la 14 Entrée, sont d’<text:span text:style-name="_3c_name_3e_">A-<text:line-break/>mours </text:span>déguisez en <text:span text:style-name="_3c_tech_3e_">Grecs</text:span> : qui apres la prise du Chasteau de<text:line-break/>Priam disputent pour le partage du Butin, &amp; terminent ainsi<text:line-break/>ce Divertissement.</text:p>
      <text:p text:style-name="P8">Le 14, le Corps du <text:span text:style-name="_3c_persName_3e_">Duc de la Meilleraye</text:span>, qui estoit ex-<text:line-break/>posé à l'<text:span text:style-name="_3c_placeName_3e_">Arsenal</text:span>, dans une grande Sale tendüe de düeil, &amp;<text:line-break/>sous un magnifique Dais, fut condüit le matin a <text:span text:style-name="_3c_placeName_3e_">S. Paul</text:span>, pré-<text:line-break/>cédé du <text:span text:style-name="_3c_persName_3e_">Clergé de cette Eglise</text:span>, &amp; de tous les <text:span text:style-name="_3c_persName_3e_">Gentilshom-<text:line-break/>mes &amp; Officiers de sa Maison</text:span>, avec plus de <text:span text:style-name="_3c_persName_3e_">80 Valets de<text:line-break/>pied</text:span> portans des <text:span text:style-name="_3c_tech_3e_">flambeaux</text:span>, &amp; suivi du <text:span text:style-name="_3c_persName_3e_">Duc Mazarin</text:span>, de<text:line-break/><text:span text:style-name="_3c_persName_3e_">l'Abbé d'Effiat</text:span>, des <text:span text:style-name="_3c_persName_3e_">Ducs de Brissiac</text:span>, &amp; <text:span text:style-name="_3c_persName_3e_">d’Etrées</text:span>, &amp; de quan-<text:line-break/>tité d'autres Personnes de marque: <text:span text:style-name="_3c_persName_3e_">plusieurs Evesques</text:span> s’es-<text:line-break/>tans trouvez en la mesme Eglise, aussi, toute tendüe de noir.<text:line-break/>Le Corps y fut posé sur une Estrade, éclairée d'une <text:span text:style-name="_3c_tech_3e_">infinité<text:line-break/>de cierges</text:span>, ainsi que le grand Autel: &amp; le Service ayant esté<text:line-break/>fait avec les cérémonies accoûtumées, on le transporta en<text:line-break/><text:span text:style-name="_3c_placeName_3e_">l’Eglise des Jésüites de la rüe S. Antoine</text:span>, où il fut pareille-<text:line-break/>ment, posé sur une Estrade, pendant les Priéres, puis mis en<text:line-break/>dépost dans une Chapelle, au dessous d'un Dais, jusques à ce<text:line-break/>que le Collége des quatre Nations qui se constrüit ici, soit<text:line-break/>en de le recevoir.</text:p>
      <text:p text:style-name="P8"><text:span text:style-name="_3c_date_3e_">Le mesme jour</text:span>, <text:span text:style-name="_3c_persName_3e_">les Reynes</text:span> firent l'honneur à la <text:span text:style-name="_3c_persName_3e_">Du-<text:line-break/>chesse sa Veuve</text:span>, de lui aller témoigner la part qu'Elles pre-<text:line-break/>noyent en cette perte, qui a sensiblement touché toute la<text:line-break/>Cour.</text:p>
      <text:p text:style-name="P8">Hier, <text:span text:style-name="_3c_persName_3e_">le Comte Strozzi</text:span>, prit, aussi , congé de <text:span text:style-name="_3c_persName_3e_">Monsieurs</text:span>, &amp;<text:line-break/>de<text:span text:style-name="_3c_persName_3e_"> Madame </text:span>: estant conduit par le <text:span text:style-name="_3c_persName_3e_">Sieur de S. Laurens</text:span> In-<text:line-break/>troducteur des Ambassadeurs auprès de <text:span text:style-name="_3c_persName_3e_">ce Prince</text:span>.</text:p>
      <text:p text:style-name="Text_20_body"/>
      <text:p text:style-name="_3c_byline_3e_">A Paris, du Bureau d'Adresse, aux Galleries du Louvre, devant<text:line-break/>la rue S. Thomas, le 16 Février 1664.<text:line-break/>Avec Privilége. </text:p>
      <text:p text:style-name="P1"/>
      <text:p text:style-name="P1"/>
      <text:p text:style-name="P1"><text:soft-page-break/></text:p>
      <text:p text:style-name="P1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9</meta:editing-cycles>
    <meta:creation-date>2020-02-07T16:24:00</meta:creation-date>
    <dc:date>2020-02-13T13:21:51.28</dc:date>
    <meta:editing-duration>PT1H22M30S</meta:editing-duration>
    <meta:generator>OpenOffice/4.1.6$Win32 OpenOffice.org_project/416m1$Build-9790</meta:generator>
    <meta:document-statistic meta:table-count="0" meta:image-count="0" meta:object-count="0" meta:page-count="4" meta:paragraph-count="34" meta:word-count="1209" meta:character-count="68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